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verter.Converter( String pattern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RenameException.RenameException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verter.readFully( Reader reader , char [ ] buff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roToApache.main( String [ ] args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Converter.convertFile( String filename , String oldExtens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RenameException.Rename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